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usuário pode consultar, adicionar, alterar ou excluir estabelecimentos cadastrados no sistema.</text:p>
      <text:p text:style-name="Text_20_body"/>
      <text:p text:style-name="Text_20_body">Atores:</text:p>
      <text:p text:style-name="Text_20_body"><text:tab/>Usuário público (Fluxos: Listar todos, <text:s/>Pesquisa Avançada, <text:s/>Detalhar).</text:p>
      <text:p text:style-name="Text_20_body"><text:tab/>Usuário privado (Fluxos: Todos).</text:p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Estabelecimentos. <text:s/></text:p>
      <text:p text:style-name="Text_20_body"><text:tab/>2 – O sistema apresenta a tela com a listagens de estabelecimentos. [A.1 – Detalhar][A.2 – Inserir][A.3 – Pesquisa Avançada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stabelecimento</text:p>
      <text:p text:style-name="Text_20_body"><text:tab/><text:tab/>2 – O sistema apresenta o estados e cidades para pesquisar o estabelecimento</text:p>
      <text:p text:style-name="Text_20_body"><text:tab/><text:tab/>3 – O usuário seleciona a localização que deseja pesquisar e clica em pesquisar</text:p>
      <text:p text:style-name="Text_20_body"><text:tab/><text:tab/>4 – O sistema lista todos os estabelecimentos da localização pesquisada.</text:p>
      <text:p text:style-name="Text_20_body"><text:tab/></text:p>
      <text:p text:style-name="Text_20_body"><text:soft-page-break/>A.4 [Alterar]</text:p>
      <text:p text:style-name="Text_20_body"><text:tab/><text:tab/>1 – O usuário seleciona a opção de alterar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lterados com sucesso.<text:tab/></text:p>
      <text:p text:style-name="Text_20_body"><text:tab/>A.5 [Excluir]</text:p>
      <text:p text:style-name="Text_20_body"><text:tab/><text:tab/>1 – O usuário seleciona a opção de excluir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stabelecimento e lista todos os estabelecimentos cadastrados.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valiar Tema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estabelecimento, volta para tela de cadastro e informa que o formato do e-mail informado não é vál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17T21:01:44</dc:date>
    <meta:editing-duration>PT00H43M16S</meta:editing-duration>
    <meta:editing-cycles>33</meta:editing-cycles>
    <meta:generator>OpenOffice.org/3.0$Unix OpenOffice.org_project/300m15$Build-9379</meta:generator>
    <meta:document-statistic meta:table-count="0" meta:image-count="0" meta:object-count="0" meta:page-count="2" meta:paragraph-count="45" meta:word-count="433" meta:character-count="2672"/>
  </office:meta>
</office:document-meta>
</file>